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5cm" draw:marker-start-width="0.275cm" draw:marker-end="Linienspitzen_20_1" draw:marker-end-width="0.375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g>
          <svg:title>TexMaths</svg:title>
          <svg:desc>22§display§H^1(\Omega)§svg§600§FALSE§</svg:desc>
          <draw:polygon draw:style-name="gr1" draw:text-style-name="P1" draw:layer="layout" svg:width="2.208cm" svg:height="0.861cm" svg:x="0.75cm" svg:y="0.461cm" svg:viewBox="0 0 2209 862" draw:points="1105,862 0,862 0,0 2209,0 2209,862">
            <text:p/>
          </draw:polygon>
          <draw:path draw:style-name="gr2" draw:text-style-name="P2" draw:layer="layout" svg:width="0.652cm" svg:height="0.529cm" svg:x="0.781cm" svg:y="0.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2" draw:text-style-name="P2" draw:layer="layout" svg:width="0.199cm" svg:height="0.36cm" svg:x="1.511cm" svg:y="0.45cm" svg:viewBox="0 0 200 361" svg:d="M123 15c0-15 0-15-15-15-35 35-86 35-108 35v20c13 0 48 0 79-15v277c0 17 0 24-55 24h-20v20c9 0 77-3 97-3 18 0 86 3 99 3v-20h-22c-55 0-55-7-55-24z">
            <text:p/>
          </draw:path>
          <draw:path draw:style-name="gr2" draw:text-style-name="P2" draw:layer="layout" svg:width="0.182cm" svg:height="0.773cm" svg:x="1.877cm" svg:y="0.54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2" draw:text-style-name="P2" draw:layer="layout" svg:width="0.49cm" svg:height="0.547cm" svg:x="2.134cm" svg:y="0.582cm" svg:viewBox="0 0 491 548" svg:d="M491 422h-18c-4 20-9 38-15 55-3 13-7 20-51 20h-62c9-44 33-81 69-132 37-55 68-110 68-169 0-108-104-196-236-196-134 0-237 88-237 196 0 59 33 114 68 169 35 51 59 88 70 132h-63c-44 0-47-7-51-18-7-17-9-39-13-57h-20l26 126h124c17 0 19 0 19-18 0-53-24-121-41-172-18-44-38-105-38-164 0-124 84-176 156-176 73 0 157 55 157 176 0 59-22 118-44 180-11 33-36 103-36 156 0 18 3 18 20 18h123z">
            <text:p/>
          </draw:path>
          <draw:path draw:style-name="gr2" draw:text-style-name="P2" draw:layer="layout" svg:width="0.182cm" svg:height="0.773cm" svg:x="2.699cm" svg:y="0.547cm" svg:viewBox="0 0 183 774" svg:d="M183 387c0-59-9-154-53-242-46-94-115-145-121-145-7 0-9 2-9 9 0 2 0 2 15 17 77 77 121 200 121 361 0 134-28 270-125 367-11 9-11 11-11 13 0 5 2 7 9 7 6 0 77-53 123-149 40-86 51-172 51-238z">
            <text:p/>
          </draw:path>
        </draw:g>
        <draw:g>
          <svg:title>TexMaths</svg:title>
          <svg:desc>22§display§H(\mathrm{curl},\Omega)§svg§600§FALSE§</svg:desc>
          <draw:polygon draw:style-name="gr1" draw:text-style-name="P1" draw:layer="layout" svg:width="3.493cm" svg:height="0.771cm" svg:x="7.04cm" svg:y="0.552cm" svg:viewBox="0 0 3494 772" draw:points="1747,772 0,772 0,0 3494,0 3494,772">
            <text:p/>
          </draw:polygon>
          <draw:path draw:style-name="gr2" draw:text-style-name="P2" draw:layer="layout" svg:width="0.652cm" svg:height="0.529cm" svg:x="7.071cm" svg:y="0.60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2" draw:text-style-name="P2" draw:layer="layout" svg:width="0.182cm" svg:height="0.773cm" svg:x="7.819cm" svg:y="0.5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2" draw:text-style-name="P2" draw:layer="layout" svg:width="0.296cm" svg:height="0.355cm" svg:x="8.07cm" svg:y="0.783cm" svg:viewBox="0 0 297 356" svg:d="M64 178c0-125 64-158 105-158 7 0 58 0 84 28-31 3-37 27-37 36 0 19 15 35 37 35 20 0 35-13 35-35 0-53-59-84-119-84-96 0-169 84-169 180 0 99 77 176 167 176 106 0 130-92 130-101 0-7-9-7-11-7-7 0-9 3-9 7-24 73-75 81-103 81-40 0-110-33-110-158z">
            <text:p/>
          </draw:path>
          <draw:path draw:style-name="gr2" draw:text-style-name="P2" draw:layer="layout" svg:width="0.391cm" svg:height="0.351cm" svg:x="8.411cm" svg:y="0.787cm" svg:viewBox="0 0 392 352" svg:d="M279 281v71l113-9v-24c-55 0-62-5-62-42v-277l-114 9v24c55 0 61 4 61 44v138c0 66-37 119-94 119-66 0-69-35-69-77v-257l-114 9v24c62 0 62 2 62 70v117c0 61 0 132 116 132 44 0 79-22 101-71z">
            <text:p/>
          </draw:path>
          <draw:path draw:style-name="gr2" draw:text-style-name="P2" draw:layer="layout" svg:width="0.261cm" svg:height="0.342cm" svg:x="8.835cm" svg:y="0.787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2" draw:text-style-name="P2" draw:layer="layout" svg:width="0.173cm" svg:height="0.538cm" svg:x="9.141cm" svg:y="0.594cm" svg:viewBox="0 0 174 539" svg:d="M112 0l-112 9v24c55 0 62 4 62 44v402c0 36-9 36-62 36v24c26 0 68-2 88-2 18 0 57 2 86 2v-24c-53 0-62 0-62-36z">
            <text:p/>
          </draw:path>
          <draw:path draw:style-name="gr2" draw:text-style-name="P2" draw:layer="layout" svg:width="0.091cm" svg:height="0.232cm" svg:x="9.401cm" svg:y="1.047cm" svg:viewBox="0 0 92 233" svg:d="M92 81c0-50-19-81-50-81-27 0-42 20-42 42 0 20 15 42 42 42 9 0 20-5 28-11 3-3 3-3 5-3v11c0 60-27 106-53 132-9 7-9 9-9 11 0 7 5 9 7 9 9 0 72-59 72-152z">
            <text:p/>
          </draw:path>
          <draw:path draw:style-name="gr2" draw:text-style-name="P2" draw:layer="layout" svg:width="0.49cm" svg:height="0.547cm" svg:x="9.711cm" svg:y="0.585cm" svg:viewBox="0 0 491 548" svg:d="M491 422h-18c-4 20-9 38-15 55-3 13-7 20-51 20h-62c9-44 33-81 69-132 37-55 68-110 68-169 0-108-104-196-236-196-134 0-237 88-237 196 0 59 33 114 68 169 35 51 59 88 70 132h-63c-44 0-47-7-51-18-7-17-9-39-13-57h-20l26 126h124c17 0 19 0 19-18 0-53-24-121-41-172-18-44-38-105-38-164 0-124 84-176 156-176 73 0 157 55 157 176 0 59-22 118-44 180-11 33-36 103-36 156 0 18 3 18 20 18h123z">
            <text:p/>
          </draw:path>
          <draw:path draw:style-name="gr2" draw:text-style-name="P2" draw:layer="layout" svg:width="0.182cm" svg:height="0.773cm" svg:x="10.277cm" svg:y="0.5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\mathrm{div},\Omega)§svg§600§FALSE§</svg:desc>
          <draw:polygon draw:style-name="gr1" draw:text-style-name="P1" draw:layer="layout" svg:width="3.266cm" svg:height="0.771cm" svg:x="15.8cm" svg:y="0.552cm" svg:viewBox="0 0 3267 772" draw:points="1632,772 0,772 0,0 3267,0 3267,772">
            <text:p/>
          </draw:polygon>
          <draw:path draw:style-name="gr2" draw:text-style-name="P2" draw:layer="layout" svg:width="0.652cm" svg:height="0.529cm" svg:x="15.831cm" svg:y="0.60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2" draw:text-style-name="P2" draw:layer="layout" svg:width="0.182cm" svg:height="0.773cm" svg:x="16.579cm" svg:y="0.5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2" draw:text-style-name="P2" draw:layer="layout" svg:width="0.382cm" svg:height="0.547cm" svg:x="16.83cm" svg:y="0.594cm" svg:viewBox="0 0 383 548" svg:d="M268 495v53l115-9v-24c-53 0-60-7-60-44v-471l-112 9v24c55 0 60 4 60 44v167c-22-29-55-48-97-48-93 0-174 77-174 176s77 176 165 176c51 0 84-27 103-53zM268 288v158c0 16 0 16-8 29-22 37-58 55-91 55-35 0-63-20-81-51-22-30-24-74-24-107 0-29 2-75 24-110 18-25 46-49 88-49 29 0 59 11 84 46 8 14 8 16 8 29z">
            <text:p/>
          </draw:path>
          <draw:path draw:style-name="gr2" draw:text-style-name="P2" draw:layer="layout" svg:width="0.166cm" svg:height="0.518cm" svg:x="17.256cm" svg:y="0.61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2" draw:text-style-name="P2" draw:layer="layout" svg:width="0.38cm" svg:height="0.342cm" svg:x="17.459cm" svg:y="0.796cm" svg:viewBox="0 0 381 343" svg:d="M308 77c9-18 22-53 73-53v-24c-18 2-42 2-60 2-17 0-53-2-66-2v24c29 0 38 18 38 33 0 7-3 11-7 20l-79 198-86-218c-4-9-4-11-4-13 0-20 28-20 44-20v-24c-25 0-69 2-86 2-20 0-51 0-75-2v24c48 0 53 5 62 29l112 277c4 11 6 13 17 13 9 0 14-7 16-13z">
            <text:p/>
          </draw:path>
          <draw:path draw:style-name="gr2" draw:text-style-name="P2" draw:layer="layout" svg:width="0.091cm" svg:height="0.232cm" svg:x="17.932cm" svg:y="1.04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2" draw:text-style-name="P2" draw:layer="layout" svg:width="0.49cm" svg:height="0.547cm" svg:x="18.242cm" svg:y="0.585cm" svg:viewBox="0 0 491 548" svg:d="M491 422h-18c-4 20-9 38-15 55-3 13-7 20-51 20h-62c9-44 33-81 69-132 37-55 68-110 68-169 0-108-104-196-236-196-134 0-237 88-237 196 0 59 33 114 68 169 35 51 59 88 70 132h-63c-44 0-47-7-51-18-7-17-9-39-13-57h-20l26 126h124c17 0 19 0 19-18 0-53-24-121-41-172-18-44-38-105-38-164 0-124 84-176 156-176 73 0 157 55 157 176 0 59-22 118-44 180-11 33-38 103-38 156 0 18 5 18 22 18h123z">
            <text:p/>
          </draw:path>
          <draw:path draw:style-name="gr2" draw:text-style-name="P2" draw:layer="layout" svg:width="0.182cm" svg:height="0.773cm" svg:x="18.81cm" svg:y="0.5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L^2(\Omega)§svg§600§FALSE§</svg:desc>
          <draw:polygon draw:style-name="gr1" draw:text-style-name="P1" draw:layer="layout" svg:width="2.027cm" svg:height="0.861cm" svg:x="23.584cm" svg:y="0.463cm" svg:viewBox="0 0 2028 862" draw:points="1014,862 0,862 0,0 2028,0 2028,862">
            <text:p/>
          </draw:polygon>
          <draw:path draw:style-name="gr2" draw:text-style-name="P2" draw:layer="layout" svg:width="0.468cm" svg:height="0.529cm" svg:x="23.615cm" svg:y="0.602cm" svg:viewBox="0 0 469 530" svg:d="M260 62c6-29 11-38 83-38 22 0 29 0 29-15 0-9-9-9-13-9-25 0-88 2-115 2-22 0-79-2-103-2-5 0-13 0-13 15 0 9 6 9 19 9 3 0 18 0 31 2 13 0 20 3 20 11 0 5 0 7-2 16l-104 418c-8 28-11 35-70 35-13 0-22 0-22 15 0 9 7 9 22 9h359c19 0 19 0 24-13l61-167c3-9 3-11 3-11 0-5-3-9-9-9-7 0-7 4-13 15-27 73-62 161-196 161h-73c-11 0-11 0-17 0-7-2-9-2-9-9 0-2 0-4 4-18z">
            <text:p/>
          </draw:path>
          <draw:path draw:style-name="gr2" draw:text-style-name="P2" draw:layer="layout" svg:width="0.241cm" svg:height="0.36cm" svg:x="24.143cm" svg:y="0.452cm" svg:viewBox="0 0 242 361" svg:d="M242 262h-20c0 13-6 44-13 50-4 2-46 2-55 2h-99c57-50 75-66 108-90 42-33 79-66 79-118 0-66-59-106-128-106-68 0-114 48-114 97 0 28 24 31 29 31 13 0 28-9 28-29 0-9-2-29-31-29 16-39 53-50 80-50 55 0 83 42 83 86 0 48-35 85-53 105l-132 130c-4 4-4 4-4 20h224z">
            <text:p/>
          </draw:path>
          <draw:path draw:style-name="gr2" draw:text-style-name="P2" draw:layer="layout" svg:width="0.182cm" svg:height="0.773cm" svg:x="24.532cm" svg:y="0.54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2" draw:text-style-name="P2" draw:layer="layout" svg:width="0.49cm" svg:height="0.547cm" svg:x="24.789cm" svg:y="0.584cm" svg:viewBox="0 0 491 548" svg:d="M491 422h-18c-4 20-9 38-15 55-3 13-7 20-51 20h-62c9-44 33-81 69-132 37-55 68-110 68-169 0-108-104-196-236-196-134 0-237 88-237 196 0 59 33 114 68 169 35 51 59 88 70 132h-63c-44 0-47-7-51-18-7-17-9-39-13-57h-20l26 126h124c17 0 19 0 19-18 0-53-24-121-41-172-18-44-38-105-38-164 0-124 84-176 156-176 73 0 157 55 157 176 0 59-22 118-44 180-11 33-36 103-36 156 0 18 3 18 20 18h123z">
            <text:p/>
          </draw:path>
          <draw:path draw:style-name="gr2" draw:text-style-name="P2" draw:layer="layout" svg:width="0.182cm" svg:height="0.773cm" svg:x="25.355cm" svg:y="0.549cm" svg:viewBox="0 0 183 774" svg:d="M183 387c0-59-9-154-53-242-46-94-115-145-121-145-7 0-9 2-9 9 0 2 0 2 15 17 77 77 121 200 121 361 0 134-28 270-125 367-11 9-11 11-11 13 0 5 2 7 9 7 6 0 77-53 123-149 40-86 51-172 51-238z">
            <text:p/>
          </draw:path>
        </draw:g>
        <draw:g>
          <svg:title>TexMaths</svg:title>
          <svg:desc>22§display§V_0§svg§600§FALSE§</svg:desc>
          <draw:polygon draw:style-name="gr1" draw:text-style-name="P1" draw:layer="layout" svg:width="0.758cm" svg:height="0.644cm" svg:x="1.36cm" svg:y="5.202cm" svg:viewBox="0 0 759 645" draw:points="378,645 0,645 0,0 759,0 759,645">
            <text:p/>
          </draw:polygon>
          <draw:path draw:style-name="gr2" draw:text-style-name="P2" draw:layer="layout" svg:width="0.553cm" svg:height="0.547cm" svg:x="1.404cm" svg:y="5.2cm" svg:viewBox="0 0 554 548" svg:d="M444 88c38-59 71-62 99-64 9 0 11-13 11-15 0-7-4-9-11-9-19 0-41 2-63 2-27 0-53-2-77-2-5 0-16 0-16 15 0 9 9 9 13 9 22 2 36 9 36 27 0 11-11 28-11 28l-238 379-53-410c0-13 18-24 53-24 11 0 20 0 20-15 0-7-7-9-11-9-31 0-64 2-97 2-13 0-29 0-42 0-15 0-28-2-42-2-6 0-15 0-15 15 0 9 7 9 20 9 44 0 44 7 46 27l62 479c2 16 4 18 15 18 13 0 15-4 22-15z">
            <text:p/>
          </draw:path>
          <draw:path draw:style-name="gr2" draw:text-style-name="P2" draw:layer="layout" svg:width="0.252cm" svg:height="0.371cm" svg:x="1.837cm" svg:y="5.486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V_1§svg§600§FALSE§</svg:desc>
          <draw:polygon draw:style-name="gr1" draw:text-style-name="P1" draw:layer="layout" svg:width="0.758cm" svg:height="0.644cm" svg:x="8.487cm" svg:y="5.204cm" svg:viewBox="0 0 759 645" draw:points="378,645 0,645 0,0 759,0 759,645">
            <text:p/>
          </draw:polygon>
          <draw:path draw:style-name="gr2" draw:text-style-name="P2" draw:layer="layout" svg:width="0.553cm" svg:height="0.547cm" svg:x="8.531cm" svg:y="5.202cm" svg:viewBox="0 0 554 548" svg:d="M444 88c38-59 71-62 99-64 9 0 11-13 11-15 0-7-4-9-11-9-19 0-41 2-63 2-27 0-53-2-77-2-5 0-16 0-16 15 0 9 9 9 13 9 22 2 36 9 36 27 0 11-11 28-11 28l-238 379-53-410c0-13 18-24 53-24 11 0 20 0 20-15 0-7-7-9-11-9-31 0-64 2-97 2-13 0-29 0-42 0-15 0-28-2-42-2-6 0-15 0-15 15 0 9 7 9 20 9 44 0 44 7 46 27l62 479c2 16 4 18 15 18 13 0 15-4 22-15z">
            <text:p/>
          </draw:path>
          <draw:path draw:style-name="gr2" draw:text-style-name="P2" draw:layer="layout" svg:width="0.199cm" svg:height="0.36cm" svg:x="8.995cm" svg:y="5.488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V_2§svg§600§FALSE§</svg:desc>
          <draw:polygon draw:style-name="gr1" draw:text-style-name="P1" draw:layer="layout" svg:width="0.758cm" svg:height="0.644cm" svg:x="17.2cm" svg:y="5.202cm" svg:viewBox="0 0 759 645" draw:points="378,645 0,645 0,0 759,0 759,645">
            <text:p/>
          </draw:polygon>
          <draw:path draw:style-name="gr2" draw:text-style-name="P2" draw:layer="layout" svg:width="0.553cm" svg:height="0.547cm" svg:x="17.244cm" svg:y="5.2cm" svg:viewBox="0 0 554 548" svg:d="M444 88c38-59 71-62 99-64 9 0 11-13 11-15 0-7-4-9-11-9-19 0-41 2-63 2-27 0-53-2-77-2-5 0-16 0-16 15 0 9 9 9 13 9 22 2 36 9 36 27 0 11-11 28-11 28l-238 379-53-410c0-13 18-24 53-24 11 0 20 0 20-15 0-7-7-9-11-9-31 0-64 2-97 2-13 0-29 0-42 0-15 0-28-2-42-2-6 0-15 0-15 15 0 9 7 9 20 9 44 0 44 7 46 27l62 479c2 16 4 18 15 18 13 0 15-4 22-15z">
            <text:p/>
          </draw:path>
          <draw:path draw:style-name="gr2" draw:text-style-name="P2" draw:layer="layout" svg:width="0.241cm" svg:height="0.36cm" svg:x="17.684cm" svg:y="5.486cm" svg:viewBox="0 0 242 361" svg:d="M242 262h-20c0 13-6 44-13 50-4 3-46 3-55 3h-99c57-51 75-66 108-91 42-33 79-66 79-118 0-66-59-106-128-106-68 0-114 48-114 97 0 28 24 31 29 31 13 0 28-9 28-29 0-9-2-29-31-29 16-39 53-50 80-50 55 0 83 42 83 86 0 48-35 85-53 105l-132 130c-4 5-4 5-4 20h224z">
            <text:p/>
          </draw:path>
        </draw:g>
        <draw:g>
          <svg:title>TexMaths</svg:title>
          <svg:desc>22§display§V_3§svg§600§FALSE§</svg:desc>
          <draw:polygon draw:style-name="gr1" draw:text-style-name="P1" draw:layer="layout" svg:width="0.758cm" svg:height="0.644cm" svg:x="24.3cm" svg:y="5.202cm" svg:viewBox="0 0 759 645" draw:points="378,645 0,645 0,0 759,0 759,645">
            <text:p/>
          </draw:polygon>
          <draw:path draw:style-name="gr2" draw:text-style-name="P2" draw:layer="layout" svg:width="0.553cm" svg:height="0.547cm" svg:x="24.344cm" svg:y="5.2cm" svg:viewBox="0 0 554 548" svg:d="M444 88c38-59 71-62 99-64 9 0 11-13 11-15 0-7-4-9-11-9-19 0-41 2-63 2-27 0-53-2-77-2-5 0-16 0-16 15 0 9 9 9 13 9 22 2 36 9 36 27 0 11-11 28-11 28l-238 379-53-410c0-13 18-24 53-24 11 0 20 0 20-15 0-7-7-9-11-9-31 0-64 2-97 2-13 0-29 0-42 0-15 0-28-2-42-2-6 0-15 0-15 15 0 9 7 9 20 9 44 0 44 7 46 27l62 479c2 16 4 18 15 18 13 0 15-4 22-15z">
            <text:p/>
          </draw:path>
          <draw:path draw:style-name="gr2" draw:text-style-name="P2" draw:layer="layout" svg:width="0.25cm" svg:height="0.371cm" svg:x="24.78cm" svg:y="5.486cm" svg:viewBox="0 0 251 372" svg:d="M119 180c44 0 75 29 75 88 0 67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</draw:g>
        <draw:g>
          <svg:title>TexMaths</svg:title>
          <svg:desc>22§display§\Pi_0§svg§600§FALSE§</svg:desc>
          <draw:polygon draw:style-name="gr1" draw:text-style-name="P1" draw:layer="layout" svg:width="0.886cm" svg:height="0.644cm" svg:x="0.57cm" svg:y="2.8cm" svg:viewBox="0 0 887 645" draw:points="445,645 0,645 0,0 887,0 887,645">
            <text:p/>
          </draw:polygon>
          <draw:path draw:style-name="gr2" draw:text-style-name="P2" draw:layer="layout" svg:width="0.529cm" svg:height="0.527cm" svg:x="0.596cm" svg:y="2.8cm" svg:viewBox="0 0 530 528" svg:d="M451 62c0-29 0-38 62-38h17v-24h-530v24h18c61 0 61 9 61 38v405c0 28 0 37-61 37h-18v24c26-2 84-2 114-2 29 0 88 0 115 2v-24h-18c-61 0-61-9-61-37v-443h231v443c0 28 0 37-62 37h-17v24c26-2 83-2 114-2 29 0 88 0 114 2v-24h-17c-62 0-62-9-62-37z">
            <text:p/>
          </draw:path>
          <draw:path draw:style-name="gr2" draw:text-style-name="P2" draw:layer="layout" svg:width="0.252cm" svg:height="0.371cm" svg:x="1.175cm" svg:y="3.084cm" svg:viewBox="0 0 253 372" svg:d="M253 187c0-59-6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</draw:g>
        <draw:g>
          <svg:title>TexMaths</svg:title>
          <svg:desc>22§display§\Pi_1§svg§600§FALSE§</svg:desc>
          <draw:polygon draw:style-name="gr1" draw:text-style-name="P1" draw:layer="layout" svg:width="0.886cm" svg:height="0.644cm" svg:x="7.69cm" svg:y="2.8cm" svg:viewBox="0 0 887 645" draw:points="445,645 0,645 0,0 887,0 887,645">
            <text:p/>
          </draw:polygon>
          <draw:path draw:style-name="gr2" draw:text-style-name="P2" draw:layer="layout" svg:width="0.529cm" svg:height="0.527cm" svg:x="7.716cm" svg:y="2.8cm" svg:viewBox="0 0 530 528" svg:d="M451 62c0-29 0-38 62-38h17v-24h-530v24h18c61 0 61 9 61 38v405c0 28 0 37-61 37h-18v24c26-2 84-2 114-2 29 0 88 0 115 2v-24h-18c-61 0-61-9-61-37v-443h231v443c0 28 0 37-62 37h-17v24c26-2 83-2 114-2 29 0 88 0 114 2v-24h-17c-62 0-62-9-62-37z">
            <text:p/>
          </draw:path>
          <draw:path draw:style-name="gr2" draw:text-style-name="P2" draw:layer="layout" svg:width="0.199cm" svg:height="0.36cm" svg:x="8.326cm" svg:y="3.084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\Pi_2§svg§600§FALSE§</svg:desc>
          <draw:polygon draw:style-name="gr1" draw:text-style-name="P1" draw:layer="layout" svg:width="0.886cm" svg:height="0.644cm" svg:x="16.52cm" svg:y="2.8cm" svg:viewBox="0 0 887 645" draw:points="445,645 0,645 0,0 887,0 887,645">
            <text:p/>
          </draw:polygon>
          <draw:path draw:style-name="gr2" draw:text-style-name="P2" draw:layer="layout" svg:width="0.529cm" svg:height="0.527cm" svg:x="16.546cm" svg:y="2.8cm" svg:viewBox="0 0 530 528" svg:d="M451 62c0-29 0-38 62-38h17v-24h-530v24h18c61 0 61 9 61 38v405c0 28 0 37-61 37h-18v24c26-2 84-2 114-2 29 0 88 0 115 2v-24h-18c-61 0-61-9-61-37v-443h231v443c0 28 0 37-62 37h-17v24c26-2 83-2 114-2 29 0 88 0 114 2v-24h-17c-62 0-62-9-62-37z">
            <text:p/>
          </draw:path>
          <draw:path draw:style-name="gr2" draw:text-style-name="P2" draw:layer="layout" svg:width="0.241cm" svg:height="0.36cm" svg:x="17.132cm" svg:y="3.084cm" svg:viewBox="0 0 242 361" svg:d="M242 262h-20c0 13-6 44-13 51-4 2-46 2-55 2h-99c57-51 75-66 108-90 42-33 79-67 79-119 0-66-59-106-128-106-68 0-114 48-114 97 0 28 24 31 29 31 13 0 28-9 28-29 0-9-2-29-31-29 16-39 53-50 80-50 55 0 83 42 83 86 0 48-35 86-53 105l-132 130c-4 5-4 5-4 20h225z">
            <text:p/>
          </draw:path>
        </draw:g>
        <draw:g>
          <svg:title>TexMaths</svg:title>
          <svg:desc>22§display§\Pi_3§svg§600§FALSE§</svg:desc>
          <draw:polygon draw:style-name="gr1" draw:text-style-name="P1" draw:layer="layout" svg:width="0.886cm" svg:height="0.644cm" svg:x="23.64cm" svg:y="2.8cm" svg:viewBox="0 0 887 645" draw:points="445,645 0,645 0,0 887,0 887,645">
            <text:p/>
          </draw:polygon>
          <draw:path draw:style-name="gr2" draw:text-style-name="P2" draw:layer="layout" svg:width="0.529cm" svg:height="0.527cm" svg:x="23.666cm" svg:y="2.8cm" svg:viewBox="0 0 530 528" svg:d="M451 62c0-29 0-38 62-38h17v-24h-530v24h18c61 0 61 9 61 38v405c0 28 0 37-61 37h-18v24c26-2 84-2 114-2 29 0 88 0 115 2v-24h-18c-61 0-61-9-61-37v-443h231v443c0 28 0 37-62 37h-17v24c26-2 83-2 114-2 29 0 88 0 114 2v-24h-17c-62 0-62-9-62-37z">
            <text:p/>
          </draw:path>
          <draw:path draw:style-name="gr2" draw:text-style-name="P2" draw:layer="layout" svg:width="0.25cm" svg:height="0.371cm" svg:x="24.247cm" svg:y="3.084cm" svg:viewBox="0 0 251 372" svg:d="M119 181c44 0 75 28 75 88 0 66-40 85-73 85-22 0-68-4-92-37 26 0 33-20 33-31 0-17-14-28-31-28-16 0-31 8-31 30 0 51 57 84 123 84 75 0 128-51 128-103 0-44-35-86-95-99 57-20 77-62 77-95 0-42-48-75-110-75-59 0-105 29-105 73 0 19 11 28 28 28 16 0 27-11 27-26 0-18-11-29-27-29 18-24 55-31 77-31 24 0 57 14 57 60 0 24-6 48-22 66-17 20-33 22-59 22-13 2-15 2-18 2-2 0-4 0-4 7 0 9 4 9 13 9z">
            <text:p/>
          </draw:path>
        </draw:g>
        <draw:g>
          <svg:title>TexMaths</svg:title>
          <svg:desc>22§display§\mathrm{curl}§svg§600§FALSE§</svg:desc>
          <draw:polygon draw:style-name="gr1" draw:text-style-name="P1" draw:layer="layout" svg:width="1.288cm" svg:height="0.536cm" svg:x="12.5cm" svg:y="0.052cm" svg:viewBox="0 0 1289 537" draw:points="645,537 0,537 0,0 1289,0 1289,537">
            <text:p/>
          </draw:polygon>
          <draw:path draw:style-name="gr2" draw:text-style-name="P2" draw:layer="layout" svg:width="0.296cm" svg:height="0.356cm" svg:x="12.526cm" svg:y="0.241cm" svg:viewBox="0 0 297 357" svg:d="M64 178c0-125 64-158 105-158 7 0 58 0 84 28-31 3-37 27-37 36 0 19 15 35 37 35 20 0 35-13 35-35 0-53-59-84-119-84-96 0-169 84-169 180 0 100 77 177 167 177 106 0 130-93 130-102 0-6-9-6-11-6-7 0-9 2-9 6-24 73-75 82-103 82-40 0-110-33-110-159z">
            <text:p/>
          </draw:path>
          <draw:path draw:style-name="gr2" draw:text-style-name="P2" draw:layer="layout" svg:width="0.391cm" svg:height="0.351cm" svg:x="12.867cm" svg:y="0.246cm" svg:viewBox="0 0 392 352" svg:d="M279 282v70l113-9v-24c-55 0-62-4-62-42v-277l-114 9v24c55 0 61 4 61 44v139c0 66-37 119-94 119-66 0-69-36-69-78v-257l-114 9v24c62 0 62 2 62 70v117c0 62 0 132 116 132 44 0 79-22 101-70z">
            <text:p/>
          </draw:path>
          <draw:path draw:style-name="gr2" draw:text-style-name="P2" draw:layer="layout" svg:width="0.261cm" svg:height="0.342cm" svg:x="13.292cm" svg:y="0.246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2" draw:text-style-name="P2" draw:layer="layout" svg:width="0.173cm" svg:height="0.538cm" svg:x="13.598cm" svg:y="0.05cm" svg:viewBox="0 0 174 539" svg:d="M112 0l-112 9v24c55 0 62 4 62 44v403c0 35-9 35-62 35v24c26 0 68-2 88-2 18 0 57 2 86 2v-24c-53 0-62 0-62-35z">
            <text:p/>
          </draw:path>
        </draw:g>
        <draw:g>
          <svg:title>TexMaths</svg:title>
          <svg:desc>22§display§\mathrm{curl}§svg§600§FALSE§</svg:desc>
          <draw:polygon draw:style-name="gr1" draw:text-style-name="P1" draw:layer="layout" svg:width="1.288cm" svg:height="0.536cm" svg:x="12.5cm" svg:y="4.652cm" svg:viewBox="0 0 1289 537" draw:points="645,537 0,537 0,0 1289,0 1289,537">
            <text:p/>
          </draw:polygon>
          <draw:path draw:style-name="gr2" draw:text-style-name="P2" draw:layer="layout" svg:width="0.296cm" svg:height="0.356cm" svg:x="12.526cm" svg:y="4.841cm" svg:viewBox="0 0 297 357" svg:d="M64 178c0-125 64-158 105-158 7 0 58 0 84 28-31 3-37 27-37 36 0 19 15 35 37 35 20 0 35-13 35-35 0-53-59-84-119-84-96 0-169 84-169 180 0 100 77 177 167 177 106 0 130-93 130-102 0-6-9-6-11-6-7 0-9 2-9 6-24 73-75 82-103 82-40 0-110-33-110-159z">
            <text:p/>
          </draw:path>
          <draw:path draw:style-name="gr2" draw:text-style-name="P2" draw:layer="layout" svg:width="0.391cm" svg:height="0.351cm" svg:x="12.867cm" svg:y="4.846cm" svg:viewBox="0 0 392 352" svg:d="M279 282v70l113-9v-24c-55 0-62-4-62-42v-277l-114 9v24c55 0 61 4 61 44v139c0 66-37 119-94 119-66 0-69-36-69-78v-257l-114 9v24c62 0 62 2 62 70v117c0 62 0 132 116 132 44 0 79-22 101-70z">
            <text:p/>
          </draw:path>
          <draw:path draw:style-name="gr2" draw:text-style-name="P2" draw:layer="layout" svg:width="0.261cm" svg:height="0.342cm" svg:x="13.292cm" svg:y="4.846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2" draw:text-style-name="P2" draw:layer="layout" svg:width="0.173cm" svg:height="0.538cm" svg:x="13.598cm" svg:y="4.65cm" svg:viewBox="0 0 174 539" svg:d="M112 0l-112 9v24c55 0 62 4 62 44v403c0 35-9 35-62 35v24c26 0 68-2 88-2 18 0 57 2 86 2v-24c-53 0-62 0-62-35z">
            <text:p/>
          </draw:path>
        </draw:g>
        <draw:g>
          <svg:title>TexMaths</svg:title>
          <svg:desc>22§display§\mathrm{grad}§svg§600§FALSE§</svg:desc>
          <draw:polygon draw:style-name="gr1" draw:text-style-name="P1" draw:layer="layout" svg:width="1.502cm" svg:height="0.686cm" svg:x="4.202cm" svg:y="0.052cm" svg:viewBox="0 0 1503 687" draw:points="750,687 0,687 0,0 1503,0 1503,687">
            <text:p/>
          </draw:polygon>
          <draw:path draw:style-name="gr2" draw:text-style-name="P2" draw:layer="layout" svg:width="0.355cm" svg:height="0.512cm" svg:x="4.224cm" svg:y="0.237cm" svg:viewBox="0 0 356 513" svg:d="M152 218c-68 0-68-77-68-95 0-22 0-46 11-66 6-9 24-31 57-31 66 0 66 77 66 95 0 22 0 46-11 66-7 9-24 31-55 31zM62 249c0-2 0-22 13-38 28 22 61 25 77 25 70 0 125-53 125-113 0-28-13-57-33-75 29-26 57-30 71-30 2 0 6 0 8 0-8 4-13 11-13 22 0 13 11 22 22 22 9 0 24-7 24-25 0-13-11-37-39-37-16 0-51 4-84 37-33-26-66-28-81-28-73 0-128 53-128 112 0 35 18 64 38 82-11 11-25 37-25 63 0 25 11 53 36 69-49 13-73 48-73 79 0 55 77 99 172 99 92 0 173-40 173-101 0-27-11-66-50-88-42-22-88-22-134-22-20 0-53 0-60 0-24-5-39-29-39-53zM174 493c-79 0-134-40-134-79 0-35 30-66 63-68h47c68 0 154 0 154 68 0 42-55 79-130 79z">
            <text:p/>
          </draw:path>
          <draw:path draw:style-name="gr2" draw:text-style-name="P2" draw:layer="layout" svg:width="0.261cm" svg:height="0.342cm" svg:x="4.609cm" svg:y="0.246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2" draw:text-style-name="P2" draw:layer="layout" svg:width="0.351cm" svg:height="0.356cm" svg:x="4.922cm" svg:y="0.242cm" svg:viewBox="0 0 352 357" svg:d="M227 291c2 30 24 63 61 63 16 0 64-11 64-74v-44h-20v44c0 44-20 50-28 50-27 0-29-35-29-39v-157c0-33 0-61-29-92-30-29-68-42-105-42-64 0-119 37-119 88 0 24 15 37 37 37 20 0 36-15 36-37 0-9-5-35-40-35 20-27 59-35 84-35 37 0 81 30 81 99v28c-40 2-92 5-143 29-57 26-77 66-77 101 0 62 75 82 125 82 51 0 86-31 102-66zM220 163v77c0 75-55 101-90 101-38 0-71-28-71-68 0-42 33-106 161-110z">
            <text:p/>
          </draw:path>
          <draw:path draw:style-name="gr2" draw:text-style-name="P2" draw:layer="layout" svg:width="0.382cm" svg:height="0.547cm" svg:x="5.3cm" svg:y="0.05cm" svg:viewBox="0 0 383 548" svg:d="M268 495v53l115-9v-24c-53 0-60-7-60-44v-471l-112 9v24c55 0 60 4 60 44v167c-22-28-55-48-97-48-93 0-174 77-174 176s77 176 165 176c51 0 84-26 103-53zM268 288v159c0 15 0 15-8 28-22 38-58 56-91 56-35 0-63-20-81-51-22-31-24-75-24-108 0-29 2-75 24-110 18-24 46-48 88-48 29 0 59 11 84 46 8 13 8 15 8 28z">
            <text:p/>
          </draw:path>
        </draw:g>
        <draw:g>
          <svg:title>TexMaths</svg:title>
          <svg:desc>22§display§\mathrm{grad}§svg§600§FALSE§</svg:desc>
          <draw:polygon draw:style-name="gr1" draw:text-style-name="P1" draw:layer="layout" svg:width="1.502cm" svg:height="0.686cm" svg:x="4.203cm" svg:y="4.652cm" svg:viewBox="0 0 1503 687" draw:points="750,687 0,687 0,0 1503,0 1503,687">
            <text:p/>
          </draw:polygon>
          <draw:path draw:style-name="gr2" draw:text-style-name="P2" draw:layer="layout" svg:width="0.355cm" svg:height="0.512cm" svg:x="4.225cm" svg:y="4.837cm" svg:viewBox="0 0 356 513" svg:d="M152 218c-68 0-68-77-68-95 0-22 0-46 11-66 6-9 24-31 57-31 66 0 66 77 66 95 0 22 0 46-11 66-7 9-24 31-55 31zM62 249c0-2 0-22 13-38 28 22 61 25 77 25 70 0 125-53 125-113 0-28-13-57-33-75 29-26 57-30 71-30 2 0 6 0 8 0-8 4-13 11-13 22 0 13 11 22 22 22 9 0 24-7 24-25 0-13-11-37-39-37-16 0-51 4-84 37-33-26-66-28-81-28-73 0-128 53-128 112 0 35 18 64 38 82-11 11-25 37-25 63 0 25 11 53 36 69-49 13-73 48-73 79 0 55 77 99 172 99 92 0 173-40 173-101 0-27-11-66-50-88-42-22-88-22-134-22-20 0-53 0-60 0-24-5-39-29-39-53zM174 493c-79 0-134-40-134-79 0-35 30-66 63-68h47c68 0 154 0 154 68 0 42-55 79-130 79z">
            <text:p/>
          </draw:path>
          <draw:path draw:style-name="gr2" draw:text-style-name="P2" draw:layer="layout" svg:width="0.261cm" svg:height="0.342cm" svg:x="4.61cm" svg:y="4.846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2" draw:text-style-name="P2" draw:layer="layout" svg:width="0.351cm" svg:height="0.356cm" svg:x="4.923cm" svg:y="4.842cm" svg:viewBox="0 0 352 357" svg:d="M227 291c2 30 24 63 61 63 16 0 64-11 64-74v-44h-20v44c0 44-20 50-28 50-27 0-29-35-29-39v-157c0-33 0-61-29-92-30-29-68-42-105-42-64 0-119 37-119 88 0 24 15 37 37 37 20 0 36-15 36-37 0-9-5-35-40-35 20-27 59-35 84-35 37 0 81 30 81 99v28c-40 2-92 5-143 29-57 26-77 66-77 101 0 62 75 82 125 82 51 0 86-31 102-66zM220 163v77c0 75-55 101-90 101-38 0-71-28-71-68 0-42 33-106 161-110z">
            <text:p/>
          </draw:path>
          <draw:path draw:style-name="gr2" draw:text-style-name="P2" draw:layer="layout" svg:width="0.382cm" svg:height="0.547cm" svg:x="5.301cm" svg:y="4.65cm" svg:viewBox="0 0 383 548" svg:d="M268 495v53l115-9v-24c-53 0-60-7-60-44v-471l-112 9v24c55 0 60 4 60 44v167c-22-28-55-48-97-48-93 0-174 77-174 176s77 176 165 176c51 0 84-26 103-53zM268 288v159c0 15 0 15-8 28-22 38-58 56-91 56-35 0-63-20-81-51-22-31-24-75-24-108 0-29 2-75 24-110 18-24 46-48 88-48 29 0 59 11 84 46 8 13 8 15 8 28z">
            <text:p/>
          </draw:path>
        </draw:g>
        <draw:g>
          <svg:title>TexMaths</svg:title>
          <svg:desc>22§display§\mathrm{div}§svg§600§FALSE§</svg:desc>
          <draw:polygon draw:style-name="gr1" draw:text-style-name="P1" draw:layer="layout" svg:width="1.059cm" svg:height="0.536cm" svg:x="20.701cm" svg:y="0.052cm" svg:viewBox="0 0 1060 537" draw:points="530,537 0,537 0,0 1060,0 1060,537">
            <text:p/>
          </draw:polygon>
          <draw:path draw:style-name="gr2" draw:text-style-name="P2" draw:layer="layout" svg:width="0.382cm" svg:height="0.547cm" svg:x="20.727cm" svg:y="0.05cm" svg:viewBox="0 0 383 548" svg:d="M268 495v53l115-9v-24c-53 0-60-7-60-44v-471l-112 9v24c55 0 59 4 59 44v167c-21-28-54-48-96-48-93 0-174 77-174 176s77 176 165 176c51 0 84-26 103-53zM268 288v159c0 15 0 15-8 28-22 38-58 55-91 55-35 0-63-19-81-50-22-31-24-75-24-108 0-29 2-75 24-110 18-24 46-49 88-49 29 0 59 11 84 47 8 13 8 15 8 28z">
            <text:p/>
          </draw:path>
          <draw:path draw:style-name="gr2" draw:text-style-name="P2" draw:layer="layout" svg:width="0.166cm" svg:height="0.518cm" svg:x="21.154cm" svg:y="0.07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2" draw:text-style-name="P2" draw:layer="layout" svg:width="0.379cm" svg:height="0.342cm" svg:x="21.356cm" svg:y="0.255cm" svg:viewBox="0 0 380 343" svg:d="M308 77c9-18 22-53 72-53v-24c-17 2-41 2-59 2s-53-2-66-2v24c29 0 37 18 37 33 0 7-2 11-6 20l-79 198-86-218c-4-9-4-11-4-13 0-20 28-20 44-20v-24c-25 0-69 2-86 2-20 0-51 0-75-2v24c48 0 53 5 62 29l112 277c4 11 6 13 17 13 9 0 14-6 16-13z">
            <text:p/>
          </draw:path>
        </draw:g>
        <draw:g>
          <svg:title>TexMaths</svg:title>
          <svg:desc>22§display§\mathrm{div}§svg§600§FALSE§</svg:desc>
          <draw:polygon draw:style-name="gr1" draw:text-style-name="P1" draw:layer="layout" svg:width="1.059cm" svg:height="0.536cm" svg:x="20.701cm" svg:y="4.652cm" svg:viewBox="0 0 1060 537" draw:points="530,537 0,537 0,0 1060,0 1060,537">
            <text:p/>
          </draw:polygon>
          <draw:path draw:style-name="gr2" draw:text-style-name="P2" draw:layer="layout" svg:width="0.382cm" svg:height="0.547cm" svg:x="20.727cm" svg:y="4.65cm" svg:viewBox="0 0 383 548" svg:d="M268 495v53l115-9v-24c-53 0-60-7-60-44v-471l-112 9v24c55 0 59 4 59 44v167c-21-28-54-48-96-48-93 0-174 77-174 176s77 176 165 176c51 0 84-26 103-53zM268 288v159c0 15 0 15-8 28-22 38-58 55-91 55-35 0-63-19-81-50-22-31-24-75-24-108 0-29 2-75 24-110 18-24 46-49 88-49 29 0 59 11 84 47 8 13 8 15 8 28z">
            <text:p/>
          </draw:path>
          <draw:path draw:style-name="gr2" draw:text-style-name="P2" draw:layer="layout" svg:width="0.166cm" svg:height="0.518cm" svg:x="21.154cm" svg:y="4.67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2" draw:text-style-name="P2" draw:layer="layout" svg:width="0.379cm" svg:height="0.342cm" svg:x="21.356cm" svg:y="4.855cm" svg:viewBox="0 0 380 343" svg:d="M308 77c9-18 22-53 72-53v-24c-17 2-41 2-59 2s-53-2-66-2v24c29 0 37 18 37 33 0 7-2 11-6 20l-79 198-86-218c-4-9-4-11-4-13 0-20 28-20 44-20v-24c-25 0-69 2-86 2-20 0-51 0-75-2v24c48 0 53 5 62 29l112 277c4 11 6 13 17 13 9 0 14-6 16-13z">
            <text:p/>
          </draw:path>
        </draw:g>
        <draw:line draw:style-name="gr3" draw:text-style-name="P3" draw:layer="layout" svg:x1="2.6cm" svg:y1="5.5cm" svg:x2="8.2cm" svg:y2="5.5cm">
          <text:p/>
        </draw:line>
        <draw:line draw:style-name="gr3" draw:text-style-name="P3" draw:layer="layout" svg:x1="3.2cm" svg:y1="0.9cm" svg:x2="6.8cm" svg:y2="0.9cm">
          <text:p/>
        </draw:line>
        <draw:line draw:style-name="gr3" draw:text-style-name="P3" draw:layer="layout" svg:x1="1.7cm" svg:y1="1.4cm" svg:x2="1.7cm" svg:y2="5cm">
          <text:p/>
        </draw:line>
        <draw:line draw:style-name="gr3" draw:text-style-name="P3" draw:layer="layout" svg:x1="8.8cm" svg:y1="1.4cm" svg:x2="8.8cm" svg:y2="5cm">
          <text:p/>
        </draw:line>
        <draw:line draw:style-name="gr3" draw:text-style-name="P3" draw:layer="layout" svg:x1="17.6cm" svg:y1="1.4cm" svg:x2="17.6cm" svg:y2="5cm">
          <text:p/>
        </draw:line>
        <draw:line draw:style-name="gr3" draw:text-style-name="P3" draw:layer="layout" svg:x1="24.7cm" svg:y1="1.4cm" svg:x2="24.7cm" svg:y2="5cm">
          <text:p/>
        </draw:line>
        <draw:line draw:style-name="gr3" draw:text-style-name="P3" draw:layer="layout" svg:x1="10.8cm" svg:y1="0.9cm" svg:x2="15.6cm" svg:y2="0.9cm">
          <text:p/>
        </draw:line>
        <draw:line draw:style-name="gr3" draw:text-style-name="P3" draw:layer="layout" svg:x1="19.3cm" svg:y1="0.9cm" svg:x2="23.5cm" svg:y2="0.9cm">
          <text:p/>
        </draw:line>
        <draw:line draw:style-name="gr3" draw:text-style-name="P3" draw:layer="layout" svg:x1="9.6cm" svg:y1="5.5cm" svg:x2="17cm" svg:y2="5.5cm">
          <text:p/>
        </draw:line>
        <draw:line draw:style-name="gr3" draw:text-style-name="P3" draw:layer="layout" svg:x1="18.5cm" svg:y1="5.5cm" svg:x2="24.1cm" svg:y2="5.5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1000003814697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13cm" fo:margin-bottom="0cm" fo:text-indent="0cm"/>
      <style:text-properties fo:font-size="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084cm" fo:margin-bottom="0cm" fo:text-indent="0cm"/>
      <style:text-properties fo:font-size="6.9000000953674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056cm" fo:margin-bottom="0cm" fo:text-indent="0cm"/>
      <style:text-properties fo:font-size="5.6999998092651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27cm" fo:margin-bottom="0cm" fo:text-indent="0cm"/>
      <style:text-properties fo:font-size="5.6999998092651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2.075cm" svg:x="1cm" svg:y="5.235cm"/>
      <draw:page-thumbnail draw:layer="backgroundobjects" svg:width="8.999cm" svg:height="2.075cm" svg:x="1cm" svg:y="13.811cm"/>
      <draw:page-thumbnail draw:layer="backgroundobjects" svg:width="8.999cm" svg:height="2.075cm" svg:x="1cm" svg:y="22.387cm"/>
      <draw:page-thumbnail draw:layer="backgroundobjects" svg:width="8.999cm" svg:height="2.075cm" svg:x="11cm" svg:y="5.235cm"/>
      <draw:page-thumbnail draw:layer="backgroundobjects" svg:width="8.999cm" svg:height="2.075cm" svg:x="11cm" svg:y="13.811cm"/>
      <draw:page-thumbnail draw:layer="backgroundobjects" svg:width="8.999cm" svg:height="2.075cm" svg:x="11cm" svg:y="22.387cm"/>
    </style:handout-master>
    <style:master-page style:name="Standard" style:page-layout-name="PM1" draw:style-name="Mdp1">
      <draw:frame presentation:style-name="Standard-title" draw:layer="backgroundobjects" svg:width="23.399cm" svg:height="1.001cm" svg:x="1.3cm" svg:y="0.238cm" presentation:class="title" presentation:placeholder="true">
        <draw:text-box/>
      </draw:frame>
      <draw:frame presentation:style-name="Standard-outline1" draw:layer="backgroundobjects" svg:width="23.399cm" svg:height="3.479cm" svg:x="1.3cm" svg:y="1.404cm" presentation:class="outline" presentation:placeholder="true">
        <draw:text-box/>
      </draw:frame>
      <draw:frame presentation:style-name="Mpr1" draw:text-style-name="MP2" draw:layer="backgroundobjects" svg:width="6.057cm" svg:height="0.413cm" svg:x="1.3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41cm" svg:height="0.413cm" svg:x="8.892cm" svg:y="5.4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57cm" svg:height="0.413cm" svg:x="18.642cm" svg:y="5.46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4:03:11.946054395</meta:creation-date>
    <dc:date>2019-02-27T10:28:41.450726345</dc:date>
    <meta:editing-duration>PT26M21S</meta:editing-duration>
    <meta:editing-cycles>6</meta:editing-cycles>
    <meta:generator>LibreOffice/5.1.6.2$Linux_X86_64 LibreOffice_project/10m0$Build-2</meta:generator>
    <meta:document-statistic meta:object-count="134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 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